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3A03B220FFB439EEF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modern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19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6pt" style:font-style-asian="normal" style:font-weight-asian="normal" style:font-name-complex="Segoe UI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hape 133" draw:style-name="gr1" draw:text-style-name="P1" draw:layer="layout" svg:width="10.8cm" svg:height="15.001cm" svg:x="6.842cm" svg:y="2.016cm">
          <draw:image xlink:href="Pictures/1000020100000244000003A03B220FFB439EEF96.png" xlink:type="simple" xlink:show="embed" xlink:actuate="onLoad">
            <text:p/>
          </draw:image>
        </draw:frame>
        <draw:custom-shape draw:name="6 CuadroTexto" draw:style-name="gr2" draw:text-style-name="P3" draw:layer="layout" svg:width="10.345cm" svg:height="1.601cm" svg:x="7.419cm" svg:y="16.925cm">
          <text:p text:style-name="P2"><text:span text:style-name="T1">Smith &amp; Allen 1996</text:span></text:p>
          <text:p text:style-name="P2"><text:span text:style-name="T1">Steppe et <text:s/>al. 201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 Poyatos</meta:initial-creator>
    <meta:creation-date>2018-04-20T12:35:23.941342913</meta:creation-date>
    <dc:date>2018-04-20T12:36:43.862283714</dc:date>
    <dc:creator>Rafa Poyatos</dc:creator>
    <meta:editing-duration>PT1M20S</meta:editing-duration>
    <meta:editing-cycles>1</meta:editing-cycles>
    <meta:document-statistic meta:object-count="2"/>
    <meta:generator>LibreOffice/5.4.4.2$Linux_X86_64 LibreOffice_project/40m0$Build-2</meta:generator>
  </office:meta>
</office:document-meta>
</file>